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IF([.A2]&lt;&gt;0;[.A2];[.B2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style-name="ce1" table:formula="of:=NOW()" office:value-type="date" office:date-value="2013-01-04T20:45:58">
            <text:p>01/04/13</text:p>
          </table:table-cell>
          <table:table-cell/>
        </table:table-row>
        <table:table-row table:style-name="ro1">
          <table:table-cell table:formula="of:=[.A5]" office:value-type="date" office:date-value="2013-01-04T20:45:58">
            <text:p>01/04/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3-01-04T20:43:04</meta:creation-date>
    <dc:date>2013-01-04T20:46:27</dc:date>
    <dc:creator>Markus Mohrhard</dc:creator>
    <meta:editing-duration>P0D</meta:editing-duration>
    <meta:editing-cycles>1</meta:editing-cycles>
    <meta:document-statistic meta:table-count="1" meta:cell-count="5" meta:object-count="0"/>
    <meta:generator>LibreOffice/4.1$Linux_X86_64 LibreOffice_project/c20147bb64dd12248b26a0ef5437dd89651bba7</meta:generator>
  </office:meta>
</office:document-meta>
</file>